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4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received the hardware for one of our designs last night. The software which we've already tested on a different board waits for an interrupt. </text:p>
      <text:p text:style-name="P1"/>
      <text:p text:style-name="P1"/>
      <text:p text:style-name="P1">When that interrupt occurs, it starts a timer and when that timer goes off.</text:p>
      <text:p text:style-name="P1"/>
      <text:p text:style-name="P1"/>
      <text:p text:style-name="P1">We visualize this with a CRO by driving a GPIO high when the first interrupt goes off and low when the other interrupt goes off.</text:p>
      <text:p text:style-name="P1"/>
      <text:p text:style-name="P1">Initially we were driving the pulse with an external generator - it was working perfectly then. </text:p>
      <text:p text:style-name="P1"/>
      <text:p text:style-name="P1">When we drive the interrupt with a sensor signal, the period is more or less the same but we're missing some of the pulses.</text:p>
      <text:p text:style-name="Standard"/>
      <text:p text:style-name="Standard">It's as if the first interrupt is not seen and so the timer is not set, resulting in a missing pu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39:03.081669341</meta:creation-date>
    <dc:date>2018-05-17T12:27:08.212426189</dc:date>
    <meta:editing-duration>PT37M55S</meta:editing-duration>
    <meta:editing-cycles>1</meta:editing-cycles>
    <meta:document-statistic meta:table-count="0" meta:image-count="0" meta:object-count="0" meta:page-count="1" meta:paragraph-count="6" meta:word-count="125" meta:character-count="668" meta:non-whitespace-character-count="547"/>
    <meta:generator>LibreOffice/6.0.3.2$Linux_X86_64 LibreOffice_project/00m0$Build-2</meta:generator>
  </office:meta>
</office:document-meta>
</file>